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8d87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9e789" officeooo:paragraph-rsid="0019e7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d87" style:font-weight-asian="bold" style:font-weight-complex="bold"/>
    </style:style>
    <style:style style:name="T3" style:family="text">
      <style:text-properties fo:font-weight="bold" officeooo:rsid="0019e789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188d87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2">Isac da silva Motta-nº20</text:span></text:p>
      <text:p text:style-name="P2"><text:span text:style-name="T5"><text:s text:c="48"/></text:span><text:span text:style-name="T2">Isaias cortes Ferreira-nº21</text:span></text:p>
      <text:p text:style-name="P2"><text:span text:style-name="T2"><text:s text:c="48"/></text:span><text:span text:style-name="T3">Gabriel 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6"><text:span text:style-name="T1"><text:s text:c="33"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s text:c="30"/>l</text:span><text:span text:style-name="T6">utas,artes marciais e esportes de combate</text:span></text:p>
      <text:p text:style-name="P6"><text:span text:style-name="T6"/></text:p>
      <text:p text:style-name="P6"><text:span text:style-name="T6"/></text:p>
      <text:p text:style-name="P6"><text:span text:style-name="T6"><text:s text:c="81"/>para obtr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<text:s text:c="6"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<text:s text:c="34"/>CIEP-Roquete Pinto 355</text:span></text:p>
      <text:p text:style-name="P6"><text:span text:style-name="T6"><text:s text:c="39"/>Rio de Janeiro-2023</text:span></text:p>
      <text:p text:style-name="P6"><text:soft-page-break/><text:span text:style-name="T1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s text:c="36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Artes Marciais, Lutas e Esportes de Combate: Uma Abordagem Completa</text:p>
      <text:p text:style-name="P1"/>
      <text:p text:style-name="P1"/>
      <text:p text:style-name="P1">As artes marciais, lutas e esportes de combate desempenham um papel significativo na história da humanidade e na cultura contemporânea. Este trabalho tem como objetivo explorar a rica tradição, os benefícios para a saúde, o desenvolvimento pessoal e as contribuições de figuras notáveis nesse campo.</text:p>
      <text:p text:style-name="P1"/>
      <text:p text:style-name="P1"/>
      <text:p text:style-name="P5">Artes Marciais Tradicionais</text:p>
      <text:p text:style-name="P1"/>
      <text:p text:style-name="P1">As artes marciais tradicionais têm raízes profundas em várias culturas. O Karatê, originário de Okinawa, combina golpes precisos com técnicas de defesa. O Taekwondo, desenvolvido na Coreia, é conhecido por seus chutes rápidos e acrobáticos. O Judo, criado por Jigoro Kano, enfatiza o controle e a submissão do oponente, com base na tradição japonesa do Ju-Jitsu. Essas disciplinas não são apenas formas de combate, mas também sistemas de valores culturais e filosofias de vida.</text:p>
      <text:p text:style-name="P1"/>
      <text:p text:style-name="P1"><text:s/><text:span text:style-name="T4">Lutas e Esportes de Combate</text:span></text:p>
      <text:p text:style-name="P1"/>
      <text:p text:style-name="P1">Lutas e esportes de combate, como o Boxe, Muay Thai, Wrestling e MMA, têm evoluído ao longo do tempo. O Boxe, com suas regras estritas sobre o uso de socos, é um dos esportes de combate mais antigos. O Muay Thai, da Tailândia, é conhecido por seus chutes devastadores e cotoveladas. O Wrestling envolve agarrar e derrubar o oponente, uma habilidade fundamental nas artes de autodefesa. O MMA (Artes Marciais Mistas) combina várias disciplinas de luta, permitindo uma ampla gama de técnicas.</text:p>
      <text:p text:style-name="P1"/>
      <text:p text:style-name="P4">Tipos de Artes Marciais e Técnicas</text:p>
      <text:p text:style-name="P1"/>
      <text:p text:style-name="P1">Artes Marciais Tradicionais</text:p>
      <text:p text:style-name="P1"/>
      <text:p text:style-name="P1">O Karatê é caracterizado por golpes secos, como socos e chutes. O Taekwondo enfatiza chutes de alta velocidade e técnicas de salto. O Judo foca na projeção do oponente ao solo e na imobilização. O Aikido, uma arte marcial japonesa, enfatiza a harmonia e a não resistência, usando técnicas de bloqueio e desequilíbrio.</text:p>
      <text:p text:style-name="P1"/>
      <text:p text:style-name="P1">* Esportes de Combate</text:p>
      <text:p text:style-name="P1"/>
      <text:p text:style-name="P1">O Boxe é um esporte de combate de socos, com foco na precisão, velocidade e defesa. O Muay Thai combina socos, chutes, cotoveladas e joelhadas. O Wrestling envolve agarrar o oponente e derrubá-lo no chão. O MMA incorpora uma variedade de técnicas de luta de diferentes disciplinas, incluindo socos, chutes, projeções e submissões.</text:p>
      <text:p text:style-name="P1"/>
      <text:p text:style-name="P1"><text:s/><text:span text:style-name="T1">Benefícios para a Saúde e o Desenvolvimento Pessoal</text:span></text:p>
      <text:p text:style-name="P1"/>
      <text:p text:style-name="P1">Benefícios Físicos</text:p>
      <text:p text:style-name="P1"><text:soft-page-break/>A prática de artes marciais e esportes de combate desenvolve a força, resistência, flexibilidade e condicionamento cardiovascular. Isso ajuda a melhorar a saúde geral e reduzir o risco de doenças relacionadas ao sedentarismo, como obesidade e doenças cardíacas.</text:p>
      <text:p text:style-name="P1"/>
      <text:p text:style-name="P1"/>
      <text:p text:style-name="P1"><text:s/><text:span text:style-name="T1">Benefícios Mentais e Emocionais</text:span></text:p>
      <text:p text:style-name="P1"/>
      <text:p text:style-name="P1">As disciplinas promovem a disciplina, o autocontrole, a concentração e a resiliência. Isso leva a uma melhoria na autoconfiança e na redução do estresse e da ansiedade.</text:p>
      <text:p text:style-name="P1"/>
      <text:p text:style-name="P1"><text:s/><text:span text:style-name="T1">Benefícios Sociais e Culturais</text:span></text:p>
      <text:p text:style-name="P1"/>
      <text:p text:style-name="P1">A prática das artes marciais enfatiza o respeito, a ética e a camaradagem. Também valoriza tradições culturais e ensinamentos filosóficos que são compartilhados entre os praticantes.</text:p>
      <text:p text:style-name="P1"/>
      <text:p text:style-name="P4">Atletas e Figuras Notáveis</text:p>
      <text:p text:style-name="P1"/>
      <text:p text:style-name="P1"><text:s/>Exemplos Históricos</text:p>
      <text:p text:style-name="P1"/>
      <text:p text:style-name="P1">Bruce Lee, um ícone do cinema e das artes marciais, popularizou o Jeet Kune Do. Helio Gracie, fundador do Jiu-Jitsu brasileiro, teve um impacto duradouro no mundo das artes marciais.</text:p>
      <text:p text:style-name="P1"/>
      <text:p text:style-name="P1"><text:s/><text:span text:style-name="T5">A</text:span>tletas Contemporâneos</text:p>
      <text:p text:style-name="P1"/>
      <text:p text:style-name="P1">Nomes como Conor McGregor no MMA, Floyd Mayweather no Boxe e Ronda Rousey no Judô e MMA são reconhecidos mundialmente por suas realizações no esporte.</text:p>
      <text:p text:style-name="P1"/>
      <text:p text:style-name="P4">Segurança e Ética</text:p>
      <text:p text:style-name="P1"/>
      <text:p text:style-name="P1">A segurança é fundamental na prática das artes marciais e esportes de combate para prevenir lesões. A ética inclui o respeito pelo oponente, pela integridade do esporte e pelo cumprimento das regras.</text:p>
      <text:p text:style-name="P1"/>
      <text:p text:style-name="P4">Educação Física e Treinamento</text:p>
      <text:p text:style-name="P1"/>
      <text:p text:style-name="P1">As artes marciais podem complementar a educação física tradicional, fornecendo uma variedade de exercícios e técnicas de treinamento. Isso ajuda a melhorar a aptidão física e o desenvolvimento pessoal dos alunos.</text:p>
      <text:p text:style-name="P1"/>
      <text:p text:style-name="P1"/>
      <text:p text:style-name="P1">As artes marciais, lutas e esportes de combate desempenham um papel crucial na promoção da saúde, desenvolvimento pessoal e respeito cultural. Essas disciplinas ricas em tradição e história continuam a ser uma fonte de inspiração para pessoas de todo o mundo.</text:p>
      <text:p text:style-name="P1"/>
      <text:p text:style-name="P1">Referências:</text:p>
      <text:p text:style-name="P1"/>
      <text:p text:style-name="P1"><text:a xlink:type="simple" xlink:href="https://pt.wikipedia.org/wiki/Artes_marciais" text:style-name="Internet_20_link" text:visited-style-name="Visited_20_Internet_20_Link">https://pt.wikipedia.org/wiki/Artes_marciais</text:a></text:p>
      <text:p text:style-name="P1"/>
      <text:p text:style-name="P1"><text:a xlink:type="simple" xlink:href="https://pt.wikipedia.org/wiki/Esporte_de_combate" text:style-name="Internet_20_link" text:visited-style-name="Visited_20_Internet_20_Link">https://pt.wikipedia.org/wiki/Esporte_de_combate</text:a></text:p>
      <text:p text:style-name="P1"/>
      <text:p text:style-name="P1"><text:a xlink:type="simple" xlink:href="https://pt.wikipedia.org/wiki/Luta" text:style-name="Internet_20_link" text:visited-style-name="Visited_20_Internet_20_Link">https://pt.wikipedia.org/wiki/Luta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9:11:35.982566632</meta:creation-date>
    <dc:date>2023-10-25T19:32:13.591209795</dc:date>
    <meta:editing-duration>PT16S</meta:editing-duration>
    <meta:editing-cycles>1</meta:editing-cycles>
    <meta:document-statistic meta:table-count="0" meta:image-count="0" meta:object-count="0" meta:page-count="4" meta:paragraph-count="42" meta:word-count="647" meta:character-count="4670" meta:non-whitespace-character-count="3652"/>
    <meta:generator>LibreOffice/7.3.7.2$Linux_X86_64 LibreOffice_project/30$Build-2</meta:generator>
  </office:meta>
</office:document-meta>
</file>